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5cm" draw:marker-start-width="0.23cm" draw:marker-end="Arrow" draw:marker-end-width="0.33cm" draw:textarea-horizontal-align="right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2cm" svg:stroke-color="#000000" draw:fill="none" draw:fill-color="#ffffff" draw:textarea-vertical-align="middle" draw:auto-grow-height="false" fo:min-height="0.73cm" fo:padding-top="0cm" fo:padding-bottom="0cm" fo:padding-left="0cm" fo:padding-right="0cm"/>
    </style:style>
    <style:style style:name="gr4" style:family="graphic" style:parent-style-name="standard">
      <style:graphic-properties svg:stroke-width="0.03cm" draw:marker-start-width="0.2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2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vertical-align="middle" draw:auto-grow-height="false" fo:min-height="0.5cm" fo:padding-top="0cm" fo:padding-bottom="0cm" fo:padding-left="0cm" fo:padding-right="0cm"/>
    </style:style>
    <style:style style:name="gr7" style:family="graphic" style:parent-style-name="standard">
      <style:graphic-properties svg:stroke-width="0.02cm" draw:fill="solid" draw:fill-color="#eb613d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5cm" svg:stroke-color="#800000" draw:marker-start-width="0.24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2cm" svg:stroke-color="#000000" draw:fill="none" draw:fill-color="#ffffff" draw:textarea-vertical-align="middle" fo:min-height="0.5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cm" svg:stroke-color="#000000" draw:fill="none" draw:fill-color="#ffffff" fo:min-height="0.5cm" fo:padding-top="0cm" fo:padding-bottom="0cm" fo:padding-left="0cm" fo:padding-right="0cm"/>
    </style:style>
    <style:style style:name="gr11" style:family="graphic" style:parent-style-name="standard">
      <style:graphic-properties svg:stroke-width="0.03cm" draw:marker-start-width="0.215cm" draw:marker-end="Arrow" draw:marker-end-width="0.21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ff0000" draw:marker-start-width="0.215cm" draw:marker-end-width="0.21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color="#800000"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center"/>
      <style:text-properties fo:font-family="'Latin Modern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'Latin Modern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5.5cm" svg:height="0.5cm" svg:x="1cm" svg:y="10cm">
            <text:p text:style-name="P1"><text:span text:style-name="T1">tâche de fond</text:span></text:p>
          </draw:rect>
          <draw:g>
            <draw:line draw:style-name="gr2" draw:text-style-name="P1" draw:layer="layout" svg:x1="1cm" svg:y1="12cm" svg:x2="13.25cm" svg:y2="12cm">
              <text:p/>
            </draw:line>
            <draw:frame draw:style-name="gr3" draw:layer="layout" svg:width="0.25cm" svg:height="1cm" svg:x="13.25cm" svg:y="11.5cm">
              <draw:text-box>
                <text:p>t</text:p>
              </draw:text-box>
            </draw:frame>
          </draw:g>
          <draw:line draw:style-name="gr4" draw:text-style-name="P1" draw:layer="layout" svg:x1="6.5cm" svg:y1="11cm" svg:x2="6.5cm" svg:y2="9.5cm">
            <text:p/>
          </draw:line>
          <draw:rect draw:style-name="gr5" draw:text-style-name="P2" draw:layer="layout" svg:width="12.5cm" svg:height="0.5cm" svg:x="1cm" svg:y="11cm">
            <text:p text:style-name="P1"><text:span text:style-name="T1">noyau (ordonnanceur préemptif)</text:span></text:p>
          </draw:rect>
          <draw:frame draw:style-name="gr6" draw:text-style-name="P3" draw:layer="layout" svg:width="2cm" svg:height="0.5cm" svg:x="6.5cm" svg:y="10cm">
            <draw:text-box>
              <text:p><text:span text:style-name="T2"><text:s/></text:span><text:span text:style-name="T2">(suspension)</text:span></text:p>
            </draw:text-box>
          </draw:frame>
          <draw:rect draw:style-name="gr7" draw:text-style-name="P2" draw:layer="layout" svg:width="7cm" svg:height="0.5cm" svg:x="6.5cm" svg:y="9cm">
            <text:p text:style-name="P1"><text:span text:style-name="T1">tâche urgente (temps-réel)</text:span></text:p>
          </draw:rect>
          <draw:frame draw:style-name="gr6" draw:text-style-name="P5" draw:layer="layout" svg:width="1.75cm" svg:height="0.5cm" svg:x="4.75cm" svg:y="9cm">
            <draw:text-box>
              <text:p text:style-name="P4"><text:span text:style-name="T2"><text:s/></text:span><text:span text:style-name="T2">(activation) </text:span></text:p>
            </draw:text-box>
          </draw:frame>
          <draw:g>
            <draw:line draw:style-name="gr8" draw:text-style-name="P1" draw:layer="layout" svg:x1="6.5cm" svg:y1="12.5cm" svg:x2="6.5cm" svg:y2="11.5cm">
              <text:p/>
            </draw:line>
            <draw:frame draw:style-name="gr9" draw:text-style-name="P7" draw:layer="layout" svg:width="4cm" svg:height="0.789cm" svg:x="4.5cm" svg:y="12.461cm">
              <draw:text-box>
                <text:p text:style-name="P6"><text:span text:style-name="T3">évènement/délai critique</text:span></text:p>
                <text:p text:style-name="P6"><text:span text:style-name="T3">(temps réel)</text:span></text:p>
              </draw:text-box>
            </draw:frame>
          </draw:g>
          <draw:frame draw:style-name="gr10" draw:text-style-name="P8" draw:layer="layout" svg:width="12.5cm" svg:height="0.602cm" svg:x="1cm" svg:y="13.25cm">
            <draw:text-box>
              <text:p text:style-name="P1"><text:span text:style-name="T4">B. Modèle multitâche préemptif et temps-réel</text:span></text:p>
            </draw:text-box>
          </draw:frame>
        </draw:g>
        <draw:g>
          <draw:rect draw:style-name="gr7" draw:text-style-name="P9" draw:layer="layout" svg:width="4.75cm" svg:height="0.5cm" svg:x="8.75cm" svg:y="2.25cm">
            <text:p text:style-name="P1"><text:span text:style-name="T5">tâche urgente (temps-réel)</text:span></text:p>
          </draw:rect>
          <draw:line draw:style-name="gr11" draw:text-style-name="P1" draw:layer="layout" svg:x1="8.75cm" svg:y1="4.75cm" svg:x2="8.75cm" svg:y2="2.25cm">
            <text:p/>
          </draw:line>
          <draw:g>
            <draw:line draw:style-name="gr2" draw:text-style-name="P1" draw:layer="layout" svg:x1="1cm" svg:y1="5.75cm" svg:x2="13.25cm" svg:y2="5.75cm">
              <text:p/>
            </draw:line>
            <draw:frame draw:style-name="gr3" draw:layer="layout" svg:width="0.25cm" svg:height="1cm" svg:x="13.25cm" svg:y="5.25cm">
              <draw:text-box>
                <text:p>t</text:p>
              </draw:text-box>
            </draw:frame>
          </draw:g>
          <draw:rect draw:style-name="gr5" draw:text-style-name="P2" draw:layer="layout" svg:width="12.5cm" svg:height="0.5cm" svg:x="1cm" svg:y="4.75cm">
            <text:p text:style-name="P1"><text:span text:style-name="T1">OS (multitâche coopératif)</text:span></text:p>
          </draw:rect>
          <draw:rect draw:style-name="gr1" draw:text-style-name="P2" draw:layer="layout" svg:width="7.5cm" svg:height="0.5cm" svg:x="1cm" svg:y="3.25cm">
            <text:p text:style-name="P1"><text:span text:style-name="T1">tâche de fond</text:span></text:p>
          </draw:rect>
          <draw:g>
            <draw:line draw:style-name="gr8" draw:text-style-name="P1" draw:layer="layout" svg:x1="6.5cm" svg:y1="6.25cm" svg:x2="6.5cm" svg:y2="5.75cm">
              <text:p/>
            </draw:line>
            <draw:frame draw:style-name="gr9" draw:text-style-name="P7" draw:layer="layout" svg:width="4cm" svg:height="0.789cm" svg:x="4.5cm" svg:y="6.211cm">
              <draw:text-box>
                <text:p text:style-name="P6"><text:span text:style-name="T3">évènement/délai critique</text:span></text:p>
                <text:p text:style-name="P6"><text:span text:style-name="T3">(temps réel)</text:span></text:p>
              </draw:text-box>
            </draw:frame>
          </draw:g>
          <draw:frame draw:style-name="gr6" draw:text-style-name="P5" draw:layer="layout" svg:width="1.75cm" svg:height="0.5cm" svg:x="7cm" svg:y="2.25cm">
            <draw:text-box>
              <text:p text:style-name="P4"><text:span text:style-name="T2"><text:s/></text:span><text:span text:style-name="T2">(activation) </text:span></text:p>
            </draw:text-box>
          </draw:frame>
          <draw:frame draw:style-name="gr6" draw:text-style-name="P3" draw:layer="layout" svg:width="4cm" svg:height="0.5cm" svg:x="4.5cm" svg:y="3.75cm">
            <draw:text-box>
              <text:p><text:span text:style-name="T2"><text:s/></text:span><text:span text:style-name="T2">(suspension « volontaire »)</text:span></text:p>
            </draw:text-box>
          </draw:frame>
          <draw:line draw:style-name="gr4" draw:text-style-name="P1" draw:layer="layout" svg:x1="8.5cm" svg:y1="3.25cm" svg:x2="8.5cm" svg:y2="4.75cm">
            <text:p/>
          </draw:line>
          <draw:g>
            <draw:custom-shape draw:style-name="gr12" draw:text-style-name="P1" draw:layer="layout" svg:width="0.25cm" svg:height="2.25cm" draw:transform="rotate (1.5707963267946) translate (6.5cm 2.1cm)">
              <text:p/>
  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10" draw:layer="layout" svg:width="2.25cm" svg:height="1cm" svg:x="6.5cm" svg:y="1cm">
              <draw:text-box>
                <text:p text:style-name="P1"><text:span text:style-name="T6">LATENCE DE TRAITEMENT</text:span></text:p>
              </draw:text-box>
            </draw:frame>
          </draw:g>
          <draw:frame draw:style-name="gr10" draw:text-style-name="P8" draw:layer="layout" svg:width="12.5cm" svg:height="0.602cm" svg:x="1cm" svg:y="7cm">
            <draw:text-box>
              <text:p text:style-name="P1"><text:span text:style-name="T4">A. Modèle multitâche coopératif et temps-ré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évin Roussel</meta:initial-creator>
    <meta:creation-date>2015-09-25T20:48:59</meta:creation-date>
    <dc:date>2016-06-18T12:53:17</dc:date>
    <dc:creator>Kévin Roussel</dc:creator>
    <meta:editing-duration>PT00H13M11S</meta:editing-duration>
    <meta:editing-cycles>3</meta:editing-cycles>
    <meta:generator>OpenOffice.org/3.2$Unix OpenOffice.org_project/320m12$Build-9483</meta:generator>
    <meta:document-statistic meta:object-count="32"/>
  </office:meta>
</office:document-meta>
</file>